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327.6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2.81pt"/>
    </style:style>
    <style:style style:name="ro1" style:family="table-row">
      <style:table-row-properties style:row-height="15.25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Domien_Van_Steendam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calcext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resentatie over de opdracht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Eerste meeting omtrent organisatie en planning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office:value-type="date" office:date-value="2017-02-19" calcext:value-type="date">
            <text:p>02/19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pzoekwerk over functionele analyse</text:p>
          </table:table-cell>
          <table:table-cell table:number-columns-repeated="1020"/>
        </table:table-row>
        <table:table-row table:style-name="ro4" table:number-rows-repeated="2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 table:number-rows-repeated="3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4:.C11])" office:value-type="float" office:value="4.5" calcext:value-type="float">
            <text:p>4.5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4" table:number-rows-repeated="3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 table:number-rows-repeated="5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16:.C23])" office:value-type="float" office:value="0" calcext:value-type="float">
            <text:p>0</text:p>
          </table:table-cell>
          <table:table-cell table:style-name="ce7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0:39:52.355266306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5-02-04T11:19:11Z</meta:creation-date>
    <dc:date>2017-02-20T10:43:11.177419767</dc:date>
    <meta:editing-cycles>30</meta:editing-cycles>
    <meta:editing-duration>PT41M20S</meta:editing-duration>
    <meta:document-statistic meta:table-count="1" meta:cell-count="22" meta:object-count="0"/>
  </office:meta>
</office:document-meta>
</file>